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1" manifest:media-type="application/vnd.sun.star.oleobjec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90903" officeooo:paragraph-rsid="00090903"/>
    </style:style>
    <style:style style:name="T1" style:family="text">
      <style:text-properties officeooo:rsid="00090903"/>
    </style:style>
    <style:style style:name="T2" style:family="text">
      <style:text-properties fo:font-weight="bold" officeooo:rsid="00090903" style:font-weight-asian="bold" style:font-weight-complex="bold"/>
    </style:style>
    <style:style style:name="T3" style:family="text">
      <style:text-properties fo:font-size="14pt" fo:font-weight="bold" officeooo:rsid="00090903" style:font-size-asian="14pt" style:font-weight-asian="bold" style:font-size-complex="14pt" style:font-weight-complex="bold"/>
    </style:style>
    <style:style style:name="fr1" style:family="graphic" style:parent-style-name="OLE">
      <style:graphic-properties fo:margin-left="0cm" fo:margin-right="0cm" fo:margin-top="0cm" fo:margin-bottom="0cm" style:vertical-pos="top" style:vertical-rel="baseline" fo:padding="0.002cm" fo:border="none" draw:ole-draw-aspect="1" draw:visible-area-top="0cm" draw:visible-area-width="16.589cm" draw:visible-area-height="10.239cm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 text:c="53"/><text:span text:style-name="T3">Assignment4-Module 7</text:span></text:p>
      <text:p text:style-name="Standard"/>
      <text:p text:style-name="Standard"/>
      <text:p text:style-name="Standard"><draw:frame draw:style-name="fr1" draw:name="Object1" text:anchor-type="as-char" svg:width="14.997cm" svg:height="9.257cm" draw:z-index="0"><draw:object-ole xlink:href="./Object 1" xlink:type="simple" xlink:show="embed" xlink:actuate="onLoad"/><draw:image xlink:href="./ObjectReplacements/Object 1" xlink:type="simple" xlink:show="embed" xlink:actuate="onLoad"/><svg:desc>OLE-object</svg:desc></draw:frame></text:p>
      <text:p text:style-name="Standard"/>
      <text:p text:style-name="Standard"/>
      <text:p text:style-name="Standard"/>
      <text:p text:style-name="Standard"/>
      <text:p text:style-name="Standard"/>
      <text:p text:style-name="P1">Violation 1.</text:p>
      <text:p text:style-name="P1"/>
      <text:p text:style-name="P1">Foreign key redundancy at Entity2.It has Attribute 4-1,1-1 which violates the rule.They should be removed.<text:line-break/><text:line-break/>Violation 2.<text:line-break/></text:p>
      <text:p text:style-name="P1">Entity 2 contains Attribute 2-1 twice,so it should be removed for once.<text:line-break/><text:line-break/>Violation 3.<text:line-break/><text:line-break/>Dependency Cardinality Rule.<text:line-break/></text:p>
      <text:p text:style-name="P1">Entity 7 <text:s/>to Entity 6 contains incorrect relationship between them.It should be One and Only One from strong entity to Zero or many for weak Entity<text:line-break/><text:line-break/>Violation 4.<text:line-break/><text:line-break/>Relationship Rule Violation<text:line-break/><text:line-break/>Entity4 and 7 has incorrect representation between them.It should be a dashed line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11-29T18:37:27.112124599</meta:creation-date>
    <dc:date>2021-11-29T18:42:41.475543029</dc:date>
    <meta:editing-duration>PT5M14S</meta:editing-duration>
    <meta:editing-cycles>1</meta:editing-cycles>
    <meta:document-statistic meta:table-count="0" meta:image-count="0" meta:object-count="1" meta:page-count="1" meta:paragraph-count="6" meta:word-count="82" meta:character-count="597" meta:non-whitespace-character-count="458"/>
    <meta:generator>LibreOffice/6.4.7.2$Linux_X86_64 LibreOffice_project/40$Build-2</meta:generator>
  </office:meta>
</office:document-meta>
</file>